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5.08cm" svg:x="4.445cm" svg:y="12.7cm">
          <text:p text:style-name="P1"><text:span text:style-name="T1">libs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cm" svg:x="5.08cm" svg:y="13.97cm">
          <text:p text:style-name="P1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7.62cm" svg:y="13.97cm">
          <text:p text:style-name="P1"><text:span text:style-name="T1">dtm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0.16cm" svg:y="13.97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2.7cm" svg:y="13.97cm">
          <text:p text:style-name="P1"><text:span text:style-name="T1">r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5.24cm" svg:y="13.97cm">
          <text:p text:style-name="P1"><text:span text:style-name="T1">s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5.05cm" svg:y="15.875cm">
          <text:p text:style-name="P1"><text:span text:style-name="T1">s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7.59cm" svg:y="15.875cm">
          <text:p text:style-name="P1"><text:span text:style-name="T1">sound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2.73cm" svg:y="15.875cm">
          <text:p text:style-name="P1"><text:span text:style-name="T1">st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5.27cm" svg:y="15.875cm">
          <text:p text:style-name="P1"><text:span text:style-name="T1">w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27cm" svg:x="10.191cm" svg:y="15.875cm">
          <text:p text:style-name="P1"><text:span text:style-name="T1">ringto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11-27T15:52:30</dc:date>
    <dc:language>en-US</dc:language>
    <meta:editing-cycles>4</meta:editing-cycles>
    <meta:editing-duration>PT18M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